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ceptorConfig.getCustom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Config.getIntercepto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Config.InterceptorConfig( String interceptorClass , CustomPropertyConfig [ ] custom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